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Fonts/Font_Noto_Sans_4.ttf" manifest:media-type="application/x-font-ttf"/>
  <manifest:file-entry manifest:full-path="Fonts/Font_Noto_Sans_3.ttf" manifest:media-type="application/x-font-ttf"/>
  <manifest:file-entry manifest:full-path="Fonts/Font_Noto_Sans_2.ttf" manifest:media-type="application/x-font-ttf"/>
  <manifest:file-entry manifest:full-path="Fonts/Font_Noto_Sans_1.ttf" manifest:media-type="application/x-font-ttf"/>
  <manifest:file-entry manifest:full-path="Fonts/Font_FreeSans_1.ttf" manifest:media-type="application/x-font-tt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Thin" svg:font-family="'Noto Sans Thin'" style:font-adornments="Regular" style:font-family-generic="swiss" style:font-pitch="variable"/>
    <style:font-face style:name="OpenSymbol" svg:font-family="OpenSymbol" style:font-charset="x-symbol"/>
  </office:font-face-decls>
  <office:automatic-styles>
    <style:style style:name="P1" style:family="paragraph" style:parent-style-name="Header">
      <style:text-properties officeooo:rsid="000a9605" officeooo:paragraph-rsid="000a9605"/>
    </style:style>
    <style:style style:name="P2" style:family="paragraph" style:parent-style-name="Footer">
      <style:text-properties officeooo:rsid="000dad51" officeooo:paragraph-rsid="000dad51"/>
    </style:style>
    <style:style style:name="P3" style:family="paragraph" style:parent-style-name="Text_20_body">
      <style:text-properties officeooo:rsid="002e7623" officeooo:paragraph-rsid="002e7623"/>
    </style:style>
    <style:style style:name="P4" style:family="paragraph" style:parent-style-name="Text_20_body">
      <style:text-properties officeooo:rsid="002ad2b5" officeooo:paragraph-rsid="002c8dcc"/>
    </style:style>
    <style:style style:name="P5" style:family="paragraph" style:parent-style-name="Text_20_body">
      <style:text-properties officeooo:paragraph-rsid="002e7623"/>
    </style:style>
    <style:style style:name="P6" style:family="paragraph" style:parent-style-name="Text_20_body">
      <style:text-properties officeooo:rsid="002ff7c8" officeooo:paragraph-rsid="002ff7c8"/>
    </style:style>
    <style:style style:name="P7" style:family="paragraph" style:parent-style-name="Text_20_body">
      <style:text-properties officeooo:paragraph-rsid="0030abce"/>
    </style:style>
    <style:style style:name="P8" style:family="paragraph" style:parent-style-name="Text_20_body">
      <style:text-properties officeooo:rsid="0030abce" officeooo:paragraph-rsid="0030abce"/>
    </style:style>
    <style:style style:name="P9" style:family="paragraph" style:parent-style-name="Heading_20_1">
      <style:text-properties officeooo:rsid="002e7623" officeooo:paragraph-rsid="002e7623"/>
    </style:style>
    <style:style style:name="P10" style:family="paragraph" style:parent-style-name="Heading_20_2">
      <style:paragraph-properties fo:break-before="page"/>
    </style:style>
    <style:style style:name="P11" style:family="paragraph" style:parent-style-name="Text_20_body" style:list-style-name="L1">
      <style:text-properties officeooo:rsid="002ad2b5" officeooo:paragraph-rsid="002c8dcc"/>
    </style:style>
    <style:style style:name="P12" style:family="paragraph" style:parent-style-name="Text_20_body" style:list-style-name="L2">
      <style:text-properties officeooo:rsid="002ff7c8" officeooo:paragraph-rsid="00376bda"/>
    </style:style>
    <style:style style:name="P13" style:family="paragraph" style:parent-style-name="Text_20_body" style:list-style-name="L2">
      <style:text-properties officeooo:rsid="002ff7c8" officeooo:paragraph-rsid="0038fc8b"/>
    </style:style>
    <style:style style:name="P14" style:family="paragraph" style:parent-style-name="Text_20_body" style:list-style-name="L3">
      <style:text-properties officeooo:paragraph-rsid="0030abce"/>
    </style:style>
    <style:style style:name="P15" style:family="paragraph" style:parent-style-name="Text_20_body" style:list-style-name="L3">
      <style:text-properties officeooo:rsid="0030abce" officeooo:paragraph-rsid="0030abce"/>
    </style:style>
    <style:style style:name="P16" style:family="paragraph" style:parent-style-name="Text_20_body" style:list-style-name="L5">
      <style:text-properties officeooo:rsid="0030abce" officeooo:paragraph-rsid="00376bda"/>
    </style:style>
    <style:style style:name="P17" style:family="paragraph" style:parent-style-name="Text_20_body" style:list-style-name="L4">
      <style:text-properties officeooo:paragraph-rsid="00376bda"/>
    </style:style>
    <style:style style:name="P18" style:family="paragraph" style:parent-style-name="Text_20_body" style:list-style-name="L4">
      <style:text-properties officeooo:rsid="002e7623" officeooo:paragraph-rsid="00376bda"/>
    </style:style>
    <style:style style:name="T1" style:family="text">
      <style:text-properties officeooo:rsid="000f7497"/>
    </style:style>
    <style:style style:name="T2" style:family="text">
      <style:text-properties fo:font-weight="bold" style:font-weight-asian="bold" style:font-weight-complex="bold"/>
    </style:style>
    <style:style style:name="T3" style:family="text">
      <style:text-properties fo:font-weight="bold" officeooo:rsid="002e7623" style:font-weight-asian="bold" style:font-weight-complex="bold"/>
    </style:style>
    <style:style style:name="T4" style:family="text">
      <style:text-properties fo:font-weight="bold" officeooo:rsid="00376bda" style:font-weight-asian="bold" style:font-weight-complex="bold"/>
    </style:style>
    <style:style style:name="T5" style:family="text">
      <style:text-properties officeooo:rsid="0030abce"/>
    </style:style>
    <style:style style:name="T6" style:family="text">
      <style:text-properties fo:font-weight="normal" officeooo:rsid="002e7623" style:font-weight-asian="normal" style:font-weight-complex="normal"/>
    </style:style>
    <style:style style:name="T7" style:family="text">
      <style:text-properties fo:font-weight="normal" officeooo:rsid="00376bda" style:font-weight-asian="normal" style:font-weight-complex="normal"/>
    </style:style>
    <style:style style:name="T8" style:family="text">
      <style:text-properties officeooo:rsid="0036ef8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list xml:id="list2088710433" text:style-name="Outline">
        <text:list-item>
          <text:h text:style-name="P9" text:outline-level="1">プロローグ</text:h>
        </text:list-item>
      </text:list>
      <text:p text:style-name="P4">AutomataCIをあなたのプロジェクトに選択・使用していただきありがとうございます。AutomataCIを導入する確かなビジネス上の理由がある一方で、この仕様書は、上流の障害が発生した場合でも、AutomataCIの操作に関する知識と独自のコピーを所有する自由を確保します。</text:p>
      <text:p text:style-name="P4"/>
      <text:p text:style-name="P4">アップストリームレベルで私と私のチームに連絡したい場合は、次のポータルにアクセスしてください：</text:p>
      <text:list text:style-name="L1">
        <text:list-item>
          <text:p text:style-name="P11">雑談: <text:a xlink:type="simple" xlink:href="https://github.com/orgs/ChewKeanHo/discussions" text:style-name="Internet_20_link" text:visited-style-name="Visited_20_Internet_20_Link">https://github.com/orgs/ChewKeanHo/discussions</text:a></text:p>
        </text:list-item>
        <text:list-item>
          <text:p text:style-name="P11">アップストリーム: <text:a xlink:type="simple" xlink:href="https://github.com/ChewKeanHo/AutomataCI" text:style-name="Internet_20_link" text:visited-style-name="Visited_20_Internet_20_Link">https://github.com/ChewKeanHo/AutomataCI</text:a></text:p>
        </text:list-item>
      </text:list>
      <text:p text:style-name="P4"/>
      <text:p text:style-name="P6">この本は、初心者から上級者まで、さまざまなレベルのオペレーターを対象に書かれ、構成されています:</text:p>
      <text:list text:style-name="L2">
        <text:list-item>
          <text:p text:style-name="P12"><text:span text:style-name="T2">初心者・非技術者</text:span><text:span text:style-name="T7">：</text:span>ソフトウェア開発工場を、十分な技術的知識（例：ShellやPowerShellスクリプティング）なしにそのまま運用する、新しく入社したばかりの役割を担っている方。開発作業は行えません。</text:p>
        </text:list-item>
        <text:list-item>
          <text:p text:style-name="P12"><text:span text:style-name="T2">ジュニア</text:span><text:span text:style-name="T7">：</text:span>ShellやPowerShellの知識は十分にあるが、既存のソフトウェア開発工場のコンポーネントを改善する必要がある方。</text:p>
        </text:list-item>
        <text:list-item>
          <text:p text:style-name="P12"><text:span text:style-name="T2">デベロッパー</text:span><text:span text:style-name="T7">：</text:span>Shell や PowerShell の知識が豊富で、ソフトウェア開発工場のコンポーネントを自信を持って開発できる方。</text:p>
        </text:list-item>
        <text:list-item>
          <text:p text:style-name="P13"><text:span text:style-name="T2">AutomataCIメンテナ</text:span><text:span text:style-name="T7">：</text:span> AutomataCIを隅々まで理解し、。</text:p>
        </text:list-item>
      </text:list>
      <text:p text:style-name="P6"/>
      <text:p text:style-name="P6">したがって、ご自身の目的を理解し、どのページで止まるべきかを知る必要があります。たとえば、AutomataCIで管理されるソフトウェア開発工場の開発を任されている場合、「デベロッパー」レベルに到達する必要があります。AutomataCI から電子書籍を作成するように指示されたマーケターであれば、「初心者・非技術者 」レベルで十分です。</text:p>
      <text:list xml:id="list150052327414527" text:continue-list="list2088710433" text:style-name="Outline">
        <text:list-item>
          <text:list>
            <text:list-item>
              <text:h text:style-name="P10" text:outline-level="2">なぜ別のCIが必要なのか？</text:h>
            </text:list-item>
          </text:list>
        </text:list-item>
      </text:list>
      <text:p text:style-name="Text_20_body">AutomataCIは、2022年以降にインターネット上で発生したサプライチェーンの脅威に対抗するために特別に構築されました（参照：<text:a xlink:type="simple" xlink:href="https://doi.org/10.5281/zenodo.6815013" text:style-name="Internet_20_link" text:visited-style-name="Visited_20_Internet_20_Link">https://doi.org/10.5281/zenodo.6815013</text:a>）。COVID-19パンデミック以降、多くのCIサービスプロバイダーは、顧客を強要するほどに（非常に高い料金を支払うか、プロジェクト全体の運用を停止するか）事後的にビジネスオファリングを大幅に変更しています。</text:p>
      <text:p text:style-name="Text_20_body"/>
      <text:p text:style-name="P7">このような脅威に対応して、ZORALabのMonteur（<text:a xlink:type="simple" xlink:href="https://github.com/zoralab/monteur" text:style-name="Internet_20_link" text:visited-style-name="Visited_20_Internet_20_Link">https://github.com/zoralab/monteur</text:a>）は、最初にこのような脅威を取り除くために作成されました。しかし、さまざまなOSレベルのネイティブ機能を処理したり、プログラミング言語のコンパイラに依存したりと、独自の欠陥があります。その理由は次のとおりです:</text:p>
      <text:list text:style-name="L3">
        <text:list-item>
          <text:p text:style-name="P14">自動化を導入するのに、重要なコンポーネントを2つも管理しなければならないなんて大変だ。そして...</text:p>
        </text:list-item>
        <text:list-item>
          <text:p text:style-name="P15">技術的な要件により、非技術的な貢献者が参入するのが難しくなります。</text:p>
        </text:list-item>
      </text:list>
      <text:p text:style-name="P5"/>
      <text:p text:style-name="P5">それ故に、AutomataCIは、ZORALabのMonteurの弱点に対処するために繰り返し開発されました。これにより、プロジェクトリポジトリは、ZORALabのMonteurの実行ファイルがもたらす複雑さに完全に依存することなく動作できるようになります。</text:p>
      <text:p text:style-name="P5"/>
      <text:list xml:id="list150052354387392" text:continue-list="list150052327414527" text:style-name="Outline">
        <text:list-item>
          <text:list>
            <text:list-item>
              <text:h text:style-name="P10" text:outline-level="2">AutomataCIの信条</text:h>
            </text:list-item>
          </text:list>
        </text:list-item>
      </text:list>
      <text:p text:style-name="P3">プロジェクトはこれらの目的を達成する必要があります:</text:p>
      <text:list text:style-name="L4">
        <text:list-item>
          <text:p text:style-name="P18"><text:span text:style-name="T2">インスト</text:span><text:span text:style-name="T7">：</text:span>ル不要ですぐに使える。そして...</text:p>
        </text:list-item>
        <text:list-item>
          <text:p text:style-name="P18"><text:span text:style-name="T2">誰もが使えるように</text:span><text:span text:style-name="T7">：</text:span>操作方法のせいで誰も取り残されないようにしましょう。そして...</text:p>
        </text:list-item>
        <text:list-item>
          <text:p text:style-name="P18"><text:span text:style-name="T2">最小限の学習で済む</text:span><text:span text:style-name="T7">：</text:span>ShellとPowerShellスクリプトの知識のみでOK。そして...</text:p>
        </text:list-item>
        <text:list-item>
          <text:p text:style-name="P18"><text:span text:style-name="T2">トリガ</text:span><text:span text:style-name="T7">：</text:span>で自動化、既存の統合も維持可能。そして..</text:p>
        </text:list-item>
        <text:list-item>
          <text:p text:style-name="P17"><text:span text:style-name="T2">簡単に一時停止してローカルでデバッグを実行可能</text:span><text:span text:style-name="T7">：</text:span><text:span text:style-name="T6">これにより、焦点を絞ったデバッグのために半自律的な実行状態を維持し、エネルギーとリソースの消費を抑えることができます。</text:span></text:p>
        </text:list-item>
      </text:list>
      <text:p text:style-name="P5"/>
      <text:p text:style-name="P3">サードパーティのCIプロバイダーの強欲なアプローチに対抗するため、AutomataCIは実質的に本番環境をローカルな制御下に置き、ユーザーとベンダーの両方が同じコマンドを実行できるようにします。これにより、法律を遵守した「強要」が発生した場合でも、生産プロセスやコマンドに損害を与えることなく、工場を簡単にローカル運用に切り替えたり、別のベンダーに移行したりできます。</text:p>
      <text:p text:style-name="P3"/>
      <text:list text:continue-list="list150052354387392" text:style-name="Outline">
        <text:list-item>
          <text:list>
            <text:list-item>
              <text:h text:style-name="P10" text:outline-level="2">自動化の枠を超えて</text:h>
            </text:list-item>
          </text:list>
        </text:list-item>
      </text:list>
      <text:p text:style-name="P8">バージョンv2.0.0以降、AutomataCIは単なるCI機能から、多用途なファクトリーガバナンスツールへと拡張されました。AutomataCIを使用することで、次のことが可能になります:</text:p>
      <text:p text:style-name="P8"/>
      <text:list text:style-name="L5">
        <text:list-item>
          <text:p text:style-name="P16"><text:span text:style-name="T2">自信を持ってクロスコンパイル</text:span><text:span text:style-name="T7">：</text:span>一般的なCPUだけでなく、選択した技術で他のハードウェアにも確実にビルドできます。</text:p>
        </text:list-item>
        <text:list-item>
          <text:p text:style-name="P16"><text:span text:style-name="T2">リーチを最大化</text:span><text:span text:style-name="T7">：</text:span>できるだけ多くの標準化された配布チャネルにソフトウェアをパッケージ化し、顧客にシームレスなユーザー体験を提供します。</text:p>
        </text:list-item>
        <text:list-item>
          <text:p text:style-name="P16"><text:span text:style-name="T2">ビジネス目標に集中</text:span><text:span text:style-name="T7">：</text:span>（もちろん、適切なニーズの範囲内で）統合を通じて、製品開発のために複数のテクノロジーを展開できます。</text:p>
        </text:list-item>
        <text:list-item>
          <text:p text:style-name="P16"><text:span text:style-name="T2">起点のセキュリティを確保</text:span><text:span text:style-name="T7">：</text:span>エンドツーエンドで検証可能なソリューションをあらゆるセキュリティレベルのニーズに対応するため、一般的なshasumチェックに加えて、GPGで暗号的に署名されたパッケージを提供します。いつでもどこでも。</text:p>
        </text:list-item>
        <text:list-item>
          <text:p text:style-name="P16"><text:span text:style-name="T2">コンテナ化の最適化</text:span><text:span text:style-name="T7">：</text:span>（DockerまたはPodman用の）小型のオープンソースイメージコンテナをパッケージ化し、可能であればクロスプラットフォームイメージをコンパイルします。</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Noto Sans" svg:font-family="'Noto Sans'" style:font-family-generic="swiss"/>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Thin" svg:font-family="'Noto Sans Thin'" style:font-adornments="Regular"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ab-stops/>
      </style:paragraph-properties>
      <style:text-properties fo:color="#1c1c1c" loext:opacity="100%" style:font-name="Noto Sans Light1" fo:font-family="'Noto Sans Light'" style:font-style-name="Regular" style:font-family-generic="swiss" style:font-pitch="variable" fo:font-size="11pt" fo:font-weight="250" style:font-size-asian="11pt" style:font-weight-asian="250"/>
    </style:style>
    <style:style style:name="Heading" style:family="paragraph" style:parent-style-name="Standard" style:next-style-name="Text_20_body" style:default-outline-level="" style:list-style-name="" style:class="text" style:master-page-name="">
      <style:paragraph-properties fo:margin-top="0.1201in" fo:margin-bottom="0.0799in" style:contextual-spacing="false" style:page-number="auto" fo:keep-with-next="always"/>
      <style:text-properties style:font-name="Noto Sans Light" fo:font-family="'Noto Sans Light'" style:font-family-generic="swiss" style:font-pitch="variable" fo:font-size="22pt" fo:font-style="normal" fo:font-weight="250" style:font-name-asian="Noto Sans CJK SC Light1" style:font-family-asian="'Noto Sans CJK SC Light'" style:font-family-generic-asian="swiss" style:font-pitch-asian="variable" style:font-size-asian="22pt" style:font-style-asian="normal" style:font-weight-asian="250"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style:page-number="auto"/>
    </style:style>
    <style:style style:name="List" style:family="paragraph" style:parent-style-name="Text_20_body" style:class="list"/>
    <style:style style:name="Caption" style:family="paragraph" style:parent-style-name="Standard" style:class="extra" style:master-page-name="">
      <style:paragraph-properties fo:margin-top="0.0799in" fo:margin-bottom="0.0799in" style:contextual-spacing="false" style:page-number="auto" text:number-lines="false" text:line-number="0"/>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style style:name="Addressee" style:family="paragraph" style:parent-style-name="Standard" style:class="extra">
      <style:paragraph-properties fo:margin-top="0in" fo:margin-bottom="0.0417in" style:contextual-spacing="false" text:number-lines="false" text:line-number="0"/>
      <style:text-properties style:font-name="Noto Sans Thin" fo:font-family="'Noto Sans Thin'" style:font-style-name="Regular" style:font-family-generic="swiss" style:font-pitch="variable" fo:font-weight="100"/>
    </style:style>
    <style:style style:name="Heading_20_2" style:display-name="Heading 2" style:family="paragraph" style:parent-style-name="Heading" style:next-style-name="Text_20_body" style:default-outline-level="2" style:list-style-name="Outline" style:class="text">
      <style:text-properties fo:font-size="18pt" style:font-size-asian="18pt"/>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fo:font-size="16pt" style:font-size-asian="16pt"/>
    </style:style>
    <style:style style:name="Heading_20_4" style:display-name="Heading 4" style:family="paragraph" style:parent-style-name="Heading" style:next-style-name="Text_20_body" style:default-outline-level="4" style:list-style-name="Outline" style:class="text">
      <style:text-properties fo:font-size="15pt" style:font-size-asian="15pt"/>
    </style:style>
    <style:style style:name="Appendix" style:family="paragraph" style:parent-style-name="Heading" style:next-style-name="Text_20_body" style:default-outline-level="1" style:list-style-name="Numbering_20_123" style:class="chapter"/>
    <style:style style:name="Heading_20_5" style:display-name="Heading 5" style:family="paragraph" style:parent-style-name="Heading" style:next-style-name="Text_20_body" style:default-outline-level="5" style:list-style-name="Outline" style:class="text">
      <style:text-properties fo:font-size="14pt" style:font-size-asian="14pt"/>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style:contextual-spacing="false"/>
      <style:text-properties fo:font-size="14pt" style:font-size-asian="14pt"/>
    </style:style>
    <style:style style:name="Heading_20_7" style:display-name="Heading 7" style:family="paragraph" style:parent-style-name="Heading" style:next-style-name="Text_20_body" style:default-outline-level="7" style:list-style-name="Outline" style:class="text">
      <style:text-properties fo:font-size="14pt" style:font-size-asian="14pt"/>
    </style:style>
    <style:style style:name="Heading_20_8" style:display-name="Heading 8" style:family="paragraph" style:parent-style-name="Heading" style:next-style-name="Text_20_body" style:default-outline-level="8" style:list-style-name="Outline" style:class="text">
      <style:text-properties fo:font-size="14pt" style:font-size-asian="14pt"/>
    </style:style>
    <style:style style:name="Heading_20_9" style:display-name="Heading 9" style:family="paragraph" style:parent-style-name="Heading" style:next-style-name="Text_20_body" style:default-outline-level="9" style:list-style-name="Outline" style:class="text">
      <style:text-properties fo:font-size="14pt" style:font-size-asian="14pt"/>
    </style:style>
    <style:style style:name="Heading_20_10" style:display-name="Heading 10" style:family="paragraph" style:parent-style-name="Heading" style:next-style-name="Text_20_body" style:default-outline-level="10" style:list-style-name="Outline" style:class="text">
      <style:text-properties fo:font-size="14pt" style:font-size-asian="14pt"/>
    </style:style>
    <style:style style:name="Title" style:family="paragraph" style:parent-style-name="Heading" style:next-style-name="Text_20_body" style:default-outline-level="" style:list-style-name="" style:class="chapter">
      <style:text-properties fo:font-size="32pt" style:font-size-asian="32pt"/>
    </style:style>
    <style:style style:name="Subtitle" style:family="paragraph" style:parent-style-name="Heading" style:next-style-name="Text_20_body" style:default-outline-level="" style:list-style-name="" style:class="chapter">
      <style:paragraph-properties fo:margin-top="0.0201in" fo:margin-bottom="0.0799in" style:contextual-spacing="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style:font-weight-complex="600"/>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14pt solid #666666" fo:border-bottom="none" text:number-lines="false" text:line-number="0" style:join-border="false"/>
      <style:text-properties fo:font-size="2pt" style:font-size-asian="2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 style:family="paragraph" style:parent-style-name="Caption"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Header_20_and_20_Footer" style:display-name="Header and Footer" style:family="paragraph" style:parent-style-name="Standard" style:class="extra">
      <style:paragraph-properties fo:line-height="100%"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Frame_20_contents" style:display-name="Frame contents" style:family="paragraph" style:parent-style-name="Standard" style:class="extra">
      <style:paragraph-properties fo:padding="0.1in" fo:border-left="none" fo:border-right="none" fo:border-top="0.06pt solid #666666" fo:border-bottom="0.06pt solid #666666"/>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line-height="115%">
        <style:tab-stops>
          <style:tab-stop style:position="6.9252in" style:type="right" style:leader-style="dotted" style:leader-text="."/>
        </style:tab-stops>
      </style:paragraph-properties>
    </style:style>
    <style:style style:name="Biblography_20_Index" style:display-name="Biblography Index" style:family="paragraph" style:parent-style-name="Standard" style:next-style-name="Text_20_body">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0.8in" fo:text-indent="-0.8in" fo:margin-left="0.8in"/>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0.9in" fo:text-indent="-0.9in" fo:margin-left="0.9in"/>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1in" fo:text-indent="-1.1in" fo:margin-left="1.1in"/>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25in" fo:text-indent="-1.25in" fo:margin-left="1.25in"/>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1.5in" fo:text-indent="-1.5in" fo:margin-left="1.5in"/>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listtab" text:list-tab-stop-position="1.75in" fo:text-indent="-1.75in" fo:margin-left="1.75in"/>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listtab" text:list-tab-stop-position="2in" fo:text-indent="-2in" fo:margin-left="2in"/>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listtab" text:list-tab-stop-position="2.25in" fo:text-indent="-2.25in" fo:margin-left="2.25in"/>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listtab" text:list-tab-stop-position="2.5in" fo:text-indent="-2.5in" fo:margin-left="2.5in"/>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8in" fo:text-indent="-0.7992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9in" fo:text-indent="-0.9in" fo:margin-left="0.9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in" fo:text-indent="-1.1in" fo:margin-left="1.1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75in" fo:text-indent="-1.75in" fo:margin-left="1.75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in" fo:text-indent="-2in" fo:margin-left="2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25in" fo:text-indent="-2.25in" fo:margin-left="2.25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5in" fo:text-indent="-2.5in" fo:margin-left="2.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stroke" fo:language="zh" fo:country="TW"/>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9605" officeooo:paragraph-rsid="000a9605"/>
    </style:style>
    <style:style style:name="MP2" style:family="paragraph" style:parent-style-name="Footer">
      <style:text-properties officeooo:rsid="000dad51" officeooo:paragraph-rsid="000dad51"/>
    </style:style>
    <style:style style:name="MT1" style:family="text">
      <style:text-properties officeooo:rsid="000f749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header>
        <text:p text:style-name="MP1"><text:tab/></text:p>
      </style:header>
      <style:footer>
        <text:p text:style-name="MP2"/>
      </style:footer>
    </style:master-page>
    <style:master-page style:name="First_20_Page" style:display-name="First Page" style:page-layout-name="Mpm2" draw:style-name="Mdp1" style:next-style-name="Right_20_Page"/>
    <style:master-page style:name="Index" style:page-layout-name="Mpm2" draw:style-name="Mdp1"/>
    <style:master-page style:name="Right_20_Page" style:display-name="Right Page" style:page-layout-name="Mpm3" draw:style-name="Mdp1" style:next-style-name="Left_20_Page">
      <style:footer>
        <text:p text:style-name="Footer_20_right">Page <text:page-number text:select-page="current">3</text:page-number><text:s/>of <text:page-count>4</text:page-count><text:s/><text:span text:style-name="MT1">| </text:span><text:title>Prologue</text:title></text:p>
      </style:footer>
    </style:master-page>
    <style:master-page style:name="Left_20_Page" style:display-name="Left Page" style:page-layout-name="Mpm4" draw:style-name="Mdp1" style:next-style-name="Right_20_Page">
      <style:footer>
        <text:p text:style-name="Footer"><text:title>Prologue</text:title><text:s/><text:span text:style-name="MT1">| </text:span>Page <text:page-number text:select-page="current">4</text:page-number><text:s/>of <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7T15:00:41.309977724</meta:creation-date>
    <dc:title>Prologue</dc:title>
    <meta:generator>LibreOffice/24.2.1.2$Linux_X86_64 LibreOffice_project/db4def46b0453cc22e2d0305797cf981b68ef5ac</meta:generator>
    <meta:editing-duration>PT1M</meta:editing-duration>
    <meta:editing-cycles>2</meta:editing-cycles>
    <dc:contributor>(Holloway) Chew</dc:contributor>
    <dc:contributor>Kean Ho</dc:contributor>
    <dc:coverage>prologue</dc:coverage>
    <dc:identifier>automataci-prologue</dc:identifier>
    <dc:subject>A fragment of AutomataCI engineering specification</dc:subject>
    <meta:initial-creator>Kean Ho Chew</meta:initial-creator>
    <dc:publisher>AutomataCI Team</dc:publisher>
    <meta:keyword>prologue</meta:keyword>
    <dc:date>2024-03-27T15:00:50.907063395</dc:date>
    <dc:creator>Kean Ho Chew</dc:creator>
    <meta:document-statistic meta:table-count="0" meta:image-count="0" meta:object-count="0" meta:page-count="4" meta:paragraph-count="35" meta:word-count="1922" meta:character-count="2401" meta:non-whitespace-character-count="2378"/>
    <meta:template xlink:type="simple" xlink:actuate="onRequest" xlink:title="Noto Sans Light Default Template" xlink:href="../../../../../../../../templates/default.ott" meta:date="2024-03-25T07:09:47.213847945"/>
  </office:meta>
</office:document-meta>
</file>